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1cd5cb" officeooo:paragraph-rsid="003996b3"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fo:break-before="page"/>
      <style:text-properties fo:font-weight="normal" officeooo:rsid="001cd5cb" officeooo:paragraph-rsid="001cd5cb" style:font-weight-asian="normal" style:font-weight-complex="normal"/>
    </style:style>
    <style:style style:name="P7" style:family="paragraph" style:parent-style-name="Footnote">
      <style:text-properties officeooo:paragraph-rsid="003b8c00"/>
    </style:style>
    <style:style style:name="P8" style:family="paragraph" style:parent-style-name="Standard">
      <style:paragraph-properties fo:line-height="200%" fo:text-align="start" style:justify-single-word="false"/>
      <style:text-properties fo:font-weight="normal" officeooo:rsid="001cd5cb" officeooo:paragraph-rsid="002c86f0" style:font-weight-asian="normal" style:font-weight-complex="normal"/>
    </style:style>
    <style:style style:name="P9" style:family="paragraph" style:parent-style-name="Standard">
      <style:paragraph-properties fo:line-height="200%" fo:text-align="start" style:justify-single-word="false"/>
      <style:text-properties officeooo:paragraph-rsid="001cd5cb"/>
    </style:style>
    <style:style style:name="P10" style:family="paragraph" style:parent-style-name="Footnote">
      <style:text-properties officeooo:paragraph-rsid="003ec038"/>
    </style:style>
    <style:style style:name="P11" style:family="paragraph" style:parent-style-name="Footnote">
      <style:text-properties officeooo:paragraph-rsid="003e6179"/>
    </style:style>
    <style:style style:name="P12" style:family="paragraph" style:parent-style-name="Standard">
      <style:paragraph-properties fo:line-height="200%" fo:text-align="start" style:justify-single-word="false"/>
      <style:text-properties fo:font-weight="normal" officeooo:rsid="0027520e" officeooo:paragraph-rsid="001cd5cb" style:font-weight-asian="normal" style:font-weight-complex="normal"/>
    </style:style>
    <style:style style:name="P13" style:family="paragraph" style:parent-style-name="Text_20_body">
      <style:paragraph-properties fo:line-height="200%" fo:text-align="center" style:justify-single-word="false" fo:break-before="page"/>
      <style:text-properties fo:font-style="normal" fo:font-weight="normal" officeooo:rsid="00397d5c" officeooo:paragraph-rsid="00397d5c" style:font-style-asian="normal" style:font-weight-asian="normal" style:font-style-complex="normal" style:font-weight-complex="normal"/>
    </style:style>
    <style:style style:name="P14" style:family="paragraph" style:parent-style-name="Text_20_body" style:master-page-name="">
      <loext:graphic-properties draw:fill="none"/>
      <style:paragraph-properties fo:margin-left="0.5in" fo:margin-right="0in" fo:margin-top="0in" fo:margin-bottom="0.0972in" style:contextual-spacing="false" fo:line-height="200%" fo:text-align="start" style:justify-single-word="false" fo:text-indent="-0.5in" style:auto-text-indent="false" style:page-number="auto" fo:background-color="transparent">
        <style:tab-stops>
          <style:tab-stop style:position="0.439in"/>
        </style:tab-stops>
      </style:paragraph-properties>
      <style:text-properties fo:font-style="normal" fo:font-weight="normal" officeooo:rsid="001cd5cb" officeooo:paragraph-rsid="00379992" style:font-style-asian="normal" style:font-weight-asian="normal" style:font-style-complex="normal" style:font-weight-complex="normal"/>
    </style:style>
    <style:style style:name="P15"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5in" style:auto-text-indent="false" fo:background-color="transparent">
        <style:tab-stops>
          <style:tab-stop style:position="0.439in"/>
        </style:tab-stops>
      </style:paragraph-properties>
      <style:text-properties fo:font-style="normal" fo:font-weight="normal" officeooo:rsid="001cd5cb" officeooo:paragraph-rsid="00379992" style:font-style-asian="normal" style:font-weight-asian="normal" style:font-style-complex="normal" style:font-weight-complex="normal"/>
    </style:style>
    <style:style style:name="T1" style:family="text">
      <style:text-properties officeooo:rsid="00244a24"/>
    </style:style>
    <style:style style:name="T2" style:family="text">
      <style:text-properties fo:font-style="italic" officeooo:rsid="00244a24" style:font-style-asian="italic" style:font-style-complex="italic"/>
    </style:style>
    <style:style style:name="T3" style:family="text">
      <style:text-properties fo:font-style="normal" officeooo:rsid="00244a24" style:font-style-asian="normal" style:font-style-complex="normal"/>
    </style:style>
    <style:style style:name="T4" style:family="text">
      <style:text-properties fo:font-style="normal" fo:font-weight="normal" officeooo:rsid="001cd5cb" style:font-style-asian="normal" style:font-weight-asian="normal" style:font-style-complex="normal" style:font-weight-complex="normal"/>
    </style:style>
    <style:style style:name="T5" style:family="text">
      <style:text-properties fo:font-style="normal" fo:font-weight="normal" officeooo:rsid="00379992" style:font-style-asian="normal" style:font-weight-asian="normal" style:font-style-complex="normal" style:font-weight-complex="normal"/>
    </style:style>
    <style:style style:name="T6" style:family="text">
      <style:text-properties fo:font-style="normal" fo:font-weight="normal" officeooo:rsid="003996b3" style:font-style-asian="normal" style:font-weight-asian="normal" style:font-style-complex="normal" style:font-weight-complex="normal"/>
    </style:style>
    <style:style style:name="T7" style:family="text">
      <style:text-properties fo:font-style="normal" fo:font-weight="normal" officeooo:rsid="003b8c00" style:font-style-asian="normal" style:font-weight-asian="normal" style:font-style-complex="normal" style:font-weight-complex="normal"/>
    </style:style>
    <style:style style:name="T8" style:family="text">
      <style:text-properties fo:font-style="italic" fo:font-weight="normal" officeooo:rsid="001cd5cb" style:font-style-asian="italic" style:font-weight-asian="normal" style:font-style-complex="italic" style:font-weight-complex="normal"/>
    </style:style>
    <style:style style:name="T9" style:family="text">
      <style:text-properties fo:font-style="normal" officeooo:rsid="0027520e" style:font-style-asian="normal" style:font-style-complex="normal"/>
    </style:style>
    <style:style style:name="T10" style:family="text">
      <style:text-properties fo:font-style="normal" officeooo:rsid="002960d0" style:font-style-asian="normal" style:font-style-complex="normal"/>
    </style:style>
    <style:style style:name="T11" style:family="text">
      <style:text-properties fo:font-style="normal" officeooo:rsid="00293347" style:font-style-asian="normal" style:font-style-complex="normal"/>
    </style:style>
    <style:style style:name="T12" style:family="text">
      <style:text-properties fo:font-style="normal" officeooo:rsid="002ce21f" style:font-style-asian="normal" style:font-style-complex="normal"/>
    </style:style>
    <style:style style:name="T13" style:family="text">
      <style:text-properties fo:font-style="normal" officeooo:rsid="002c86f0" style:font-style-asian="normal" style:font-style-complex="normal"/>
    </style:style>
    <style:style style:name="T14" style:family="text">
      <style:text-properties fo:font-style="normal" fo:font-weight="normal" officeooo:rsid="002960d0" style:font-style-asian="normal" style:font-weight-asian="normal" style:font-style-complex="normal" style:font-weight-complex="normal"/>
    </style:style>
    <style:style style:name="T15" style:family="text">
      <style:text-properties fo:font-style="normal" fo:font-weight="normal" officeooo:rsid="002a1783" style:font-style-asian="normal" style:font-weight-asian="normal" style:font-style-complex="normal" style:font-weight-complex="normal"/>
    </style:style>
    <style:style style:name="T16" style:family="text">
      <style:text-properties fo:font-style="normal" fo:font-weight="normal" officeooo:rsid="002a5dfc" style:font-style-asian="normal" style:font-weight-asian="normal" style:font-style-complex="normal" style:font-weight-complex="normal"/>
    </style:style>
    <style:style style:name="T17" style:family="text">
      <style:text-properties fo:font-style="italic" officeooo:rsid="002a1783" style:font-style-asian="italic" style:font-style-complex="italic"/>
    </style:style>
    <style:style style:name="T18" style:family="text">
      <style:text-properties fo:font-style="normal" style:text-underline-style="none" fo:font-weight="normal" officeooo:rsid="001cd5cb" style:font-style-asian="normal" style:font-weight-asian="normal" style:font-style-complex="normal" style:font-weight-complex="normal"/>
    </style:style>
    <style:style style:name="T19" style:family="text">
      <style:text-properties fo:font-style="normal" style:text-underline-style="none" fo:font-weight="normal" officeooo:rsid="003996b3" style:font-style-asian="normal" style:font-weight-asian="normal" style:font-style-complex="normal" style:font-weight-complex="normal"/>
    </style:style>
    <style:style style:name="T20" style:family="text">
      <style:text-properties fo:font-style="italic" style:text-underline-style="none" fo:font-weight="normal" officeooo:rsid="00397d5c" style:font-style-asian="italic" style:font-weight-asian="normal" style:font-style-complex="italic" style:font-weight-complex="normal"/>
    </style:style>
    <style:style style:name="T21" style:family="text">
      <style:text-properties fo:font-style="italic" style:text-underline-style="solid" style:text-underline-width="auto" style:text-underline-color="font-color" fo:font-weight="normal" officeooo:rsid="00397d5c" style:font-style-asian="italic" style:font-weight-asian="normal" style:font-style-complex="italic" style:font-weight-complex="normal"/>
    </style:style>
    <style:style style:name="T22" style:family="text">
      <style:text-properties fo:font-style="normal" style:text-underline-style="none" fo:font-weight="normal" officeooo:rsid="00397d5c" style:font-style-asian="normal" style:font-weight-asian="normal" style:font-style-complex="normal" style:font-weight-complex="normal"/>
    </style:style>
    <style:style style:name="T23" style:family="text">
      <style:text-properties fo:font-style="normal" style:text-underline-style="none" fo:font-weight="normal" officeooo:rsid="003b8c00" style:font-style-asian="normal" style:font-weight-asian="normal" style:font-style-complex="normal" style:font-weight-complex="normal"/>
    </style:style>
    <style:style style:name="T24" style:family="text">
      <style:text-properties fo:font-style="normal" fo:font-weight="normal" officeooo:rsid="002b587a" style:font-style-asian="normal" style:font-weight-asian="normal" style:font-style-complex="normal" style:font-weight-complex="normal"/>
    </style:style>
    <style:style style:name="T25" style:family="text">
      <style:text-properties fo:font-style="normal" fo:font-weight="normal" officeooo:rsid="003ec038" style:font-style-asian="normal" style:font-weight-asian="normal" style:font-style-complex="normal" style:font-weight-complex="normal"/>
    </style:style>
    <style:style style:name="T26" style:family="text">
      <style:text-properties fo:font-style="normal" fo:font-weight="normal" officeooo:rsid="002ed25a" style:font-style-asian="normal" style:font-weight-asian="normal" style:font-style-complex="normal" style:font-weight-complex="normal"/>
    </style:style>
    <style:style style:name="T27" style:family="text">
      <style:text-properties fo:font-style="normal" fo:font-weight="normal" officeooo:rsid="0030cf1a" style:font-style-asian="normal" style:font-weight-asian="normal" style:font-style-complex="normal" style:font-weight-complex="normal"/>
    </style:style>
    <style:style style:name="T28" style:family="text">
      <style:text-properties fo:font-style="normal" fo:font-weight="normal" officeooo:rsid="0032643b" style:font-style-asian="normal" style:font-weight-asian="normal" style:font-style-complex="normal" style:font-weight-complex="normal"/>
    </style:style>
    <style:style style:name="T29" style:family="text">
      <style:text-properties fo:font-style="normal" fo:font-weight="normal" officeooo:rsid="00330f3e" style:font-style-asian="normal" style:font-weight-asian="normal" style:font-style-complex="normal" style:font-weight-complex="normal"/>
    </style:style>
    <style:style style:name="T30" style:family="text">
      <style:text-properties fo:font-style="normal" fo:font-weight="normal" officeooo:rsid="0034f730" style:font-style-asian="normal" style:font-weight-asian="normal" style:font-style-complex="normal" style:font-weight-complex="normal"/>
    </style:style>
    <style:style style:name="T31" style:family="text">
      <style:text-properties fo:font-style="normal" fo:font-weight="normal" officeooo:rsid="0035c933"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officeooo:rsid="00379992"/>
    </style:style>
    <style:style style:name="T34" style:family="text">
      <style:text-properties officeooo:rsid="003996b3"/>
    </style:style>
    <style:style style:name="T35" style:family="text">
      <style:text-properties fo:font-style="italic" style:font-style-asian="italic" style:font-style-complex="italic"/>
    </style:style>
    <style:style style:name="T36" style:family="text">
      <style:text-properties fo:font-style="italic" officeooo:rsid="00397d5c" style:font-style-asian="italic" style:font-style-complex="italic"/>
    </style:style>
    <style:style style:name="T37" style:family="text">
      <style:text-properties fo:font-style="italic" style:text-underline-style="solid" style:text-underline-width="auto" style:text-underline-color="font-color" officeooo:rsid="00397d5c" style:font-style-asian="italic" style:font-style-complex="italic"/>
    </style:style>
    <style:style style:name="T38" style:family="text">
      <style:text-properties fo:font-style="italic" style:text-underline-style="none" officeooo:rsid="00397d5c" style:font-style-asian="italic" style:font-style-complex="italic"/>
    </style:style>
    <style:style style:name="T39" style:family="text">
      <style:text-properties style:text-underline-style="none" officeooo:rsid="00397d5c"/>
    </style:style>
    <style:style style:name="T40" style:family="text">
      <style:text-properties style:text-underline-style="none" officeooo:rsid="00399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icking Bones with Ros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6 February 2025</text:p>
      <text:p text:style-name="P5"/>
      <text:p text:style-name="P6"><text:tab/><text:span text:style-name="T1">In his book </text:span><text:span text:style-name="T2">The Classical Style</text:span><text:span text:style-name="T3">, Charles Rosen discusses the classical era of music.</text:span><text:span text:style-name="T2"><text:note text:id="ftn0" text:note-class="footnote"><text:note-citation>1</text:note-citation><text:note-body><text:p text:style-name="P7"><text:s/><text:span text:style-name="T4">Rosen, Charle</text:span><text:span text:style-name="T5">s,</text:span><text:span text:style-name="T4"> “</text:span><text:span text:style-name="T6">The Musical Language of the Late Eighteenth Century</text:span><text:span text:style-name="T7">,</text:span><text:span text:style-name="T6">”</text:span><text:span text:style-name="T4"> </text:span><text:span text:style-name="T6">In </text:span><text:span text:style-name="T8">The Classical Style </text:span><text:span text:style-name="T5">(New York: Norton, 1997), </text:span><text:span text:style-name="T7">19-29</text:span><text:span text:style-name="T4">.</text:span></text:p></text:note-body></text:note></text:span><text:span text:style-name="T3"> </text:span><text:span text:style-name="T9">He notes that the three most prominent composers of the Classical era were Haydn, Mozart, and Beethoven. All other Classical composers attempted to mimic the style of the big three Classical composers, but fell short </text:span><text:span text:style-name="T10">in some capacity</text:span><text:span text:style-name="T9">. </text:span><text:span text:style-name="T10">Additionally, all of the music that we study today from these composers only represent their best works, not random selection from the time. </text:span></text:p>
      <text:p text:style-name="P8"><text:span text:style-name="T9"><text:tab/></text:span><text:span text:style-name="T11">One technical innovation during the 1750s that allowed for the Classical era was the introduction of equal temperament. Prior to equal temperament, intonation was based on pure intervals above a fundamental note. This </text:span><text:span text:style-name="T12">means</text:span><text:span text:style-name="T11"> that a B double flat </text:span><text:span text:style-name="T12">is</text:span><text:span text:style-name="T11"> not equal to an A natural in terms of pitch, </text:span><text:span text:style-name="T12">even though they are enharmonically equivalent</text:span><text:span text:style-name="T11">. As such, composers prior to the Classical era had a limited ability to modulate into different keys. </text:span><text:span text:style-name="T10">However, equal temperament makes all half steps an equal distance ratio apart, and all octaves at a perfect 2:1 ratio, at the expense of perfect non-octave intervals. This allows for all 12 keys to be used at any time. </text:span></text:p>
      <text:p text:style-name="P8"><text:span text:style-name="T10"><text:tab/>With the power of all keys being equally “out of tune,” composers can modulate to all 12 keys. </text:span><text:span text:style-name="T13">Prior to the invention of equal temperament, composers rarely modulated, and when they did, they modulated to related keys. However, composers in the Classical era had the freedom to modulate to every key. This freedom enabled the development of the sonata form. </text:span></text:p>
      <text:p text:style-name="P9"><text:span text:style-name="T14"><text:tab/>With all twelve keys </text:span><text:span text:style-name="T15">being equally tempered, the unique harmonic expression of each key died. Prior to equal temperament, composers like Christian Friedrich Daniel Schubart believe</text:span><text:span text:style-name="T16">d</text:span><text:span text:style-name="T15"> different keys ha</text:span><text:span text:style-name="T16">d</text:span><text:span text:style-name="T15"> innate characteristics, which Schubart expresse</text:span><text:span text:style-name="T16">s </text:span><text:span text:style-name="T15">in his treatise </text:span><text:span text:style-name="T17">Ideen zu einer Ästhetik der Tonkunst.</text:span><text:span text:style-name="T17"><text:note text:id="ftn1" text:note-class="footnote"><text:note-citation>2</text:note-citation><text:note-body><text:p text:style-name="P7"><text:s/><text:span text:style-name="T18">Ted Alan DuBois, “</text:span><text:span text:style-name="T19">Characterization of the keys,” In </text:span><text:span text:style-name="T20">Christian Friedrich Daniel Schubart’s </text:span><text:span text:style-name="T21">Ideen zu Einer Ästhetik der Tonkust</text:span><text:span text:style-name="T20">: An Annotated Translation </text:span><text:span text:style-name="T22">(California: University of Southern California, 1983), </text:span><text:span text:style-name="T23">433-437</text:span><text:span text:style-name="T22">.</text:span></text:p></text:note-body></text:note></text:span><text:span text:style-name="T15"> </text:span><text:span text:style-name="T16">However, Rosen claims that Beethoven’s claim of being able to distinguish </text:span><text:span text:style-name="T24">pieces in </text:span><text:span text:style-name="T16">the keys of C sharp </text:span><text:span text:style-name="T24">versus</text:span><text:span text:style-name="T16"> D flat, which </text:span><text:span text:style-name="T24">do sound different under non-equal temperament tuning systems but are harmonically indistinguishable, is dubious, as the only difference between the keys in an equal </text:span><text:soft-page-break/><text:span text:style-name="T24">tempered tuning system is one of expression and philosophy, not of pitch.</text:span><text:span text:style-name="T24"><text:note text:id="ftn3" text:note-class="footnote"><text:note-citation>3</text:note-citation><text:note-body><text:p text:style-name="P10"><text:s/><text:span text:style-name="T4">Rosen, Charle</text:span><text:span text:style-name="T5">s,</text:span><text:span text:style-name="T4"> “</text:span><text:span text:style-name="T6">The Musical Language of the Late Eighteenth Century</text:span><text:span text:style-name="T7">,</text:span><text:span text:style-name="T6">”</text:span><text:span text:style-name="T4"> </text:span><text:span text:style-name="T6">In </text:span><text:span text:style-name="T8">The Classical Style </text:span><text:span text:style-name="T5">(New York: Norton, 1997), </text:span><text:span text:style-name="T25">25</text:span><text:span text:style-name="T7">.</text:span></text:p></text:note-body></text:note></text:span><text:span text:style-name="T24"> </text:span><text:span text:style-name="T26">However, the idea that certain keys should be used for certain emotions did not go away with the death of harmonic expression: different instruments </text:span><text:span text:style-name="T27">prefer to play in different keys, but equal temperament makes sure all keys are all equally in tune. </text:span></text:p>
      <text:p text:style-name="P9"><text:span text:style-name="T24"><text:tab/></text:span><text:span text:style-name="T28">One claim that Rosen makes is that Beethoven is the same as Haydn and Mozart, and not a revolutionary like so many believe he is.</text:span><text:span text:style-name="T28"><text:note text:id="ftn2" text:note-class="footnote"><text:note-citation>4</text:note-citation><text:note-body><text:p text:style-name="P11"><text:s/><text:span text:style-name="T4">Rosen, Charle</text:span><text:span text:style-name="T5">s,</text:span><text:span text:style-name="T4"> “</text:span><text:span text:style-name="T6">The Musical Language of the Late Eighteenth Century</text:span><text:span text:style-name="T7">,</text:span><text:span text:style-name="T6">”</text:span><text:span text:style-name="T4"> </text:span><text:span text:style-name="T6">In </text:span><text:span text:style-name="T8">The Classical Style </text:span><text:span text:style-name="T5">(New York: Norton, 1997), </text:span><text:span text:style-name="T7">19.</text:span></text:p></text:note-body></text:note></text:span><text:span text:style-name="T28"> Rosen substantiates this claim by citing that Beethoven uses the same musical language as Haydn and Mozart, and uses the same structure upon analysis. </text:span><text:span text:style-name="T29">However, what marks Beethoven as a revolutionary among his contemporaries is his heavy use of emotion in his pieces. </text:span><text:span text:style-name="T30">In contrast to Haydn’s 106 and Mozart’s 44 symphonies, Beethoven only wrote nine. Additionally, while only a few of Haydn’s and Mozart’s symphonies are still programmed today, all nine of Beethoven’s are still regularly programmed. Part of this reason is how much more time Beethoven put into each one them, fueled by his troubled life channeled through his music. This pouring of passion into all of his work, </text:span><text:span text:style-name="T5">the emphasis of quality over quantity,</text:span><text:span text:style-name="T30"> is what set Beethoven apart </text:span><text:span text:style-name="T5">from his contemporaries</text:span><text:span text:style-name="T30">, </text:span><text:span text:style-name="T31">and what started a revolution.</text:span></text:p>
      <text:p text:style-name="P12"><text:span text:style-name="T32"/></text:p>
      <text:p text:style-name="P13">Bibliography</text:p>
      <text:p text:style-name="P14">Rosen, Charle<text:span text:style-name="T33">s</text:span>. “<text:span text:style-name="T34">The Musical Language of the Late Eighteenth Century.”</text:span> <text:span text:style-name="T34">In </text:span><text:span text:style-name="T35">The Classical Style, </text:span><text:span text:style-name="T34">19-29</text:span><text:span text:style-name="T35">. </text:span><text:span text:style-name="T33">New York: Norton, 1997</text:span>. </text:p>
      <text:p text:style-name="P15">Ted Alan DuBois. “<text:span text:style-name="T34">Characterization of the keys.” In </text:span><text:span text:style-name="T36">Christian Friedrich Daniel Schubart’s </text:span><text:span text:style-name="T37">Ideen zu Einer Ästhetik der Tonkust</text:span><text:span text:style-name="T38">: An Annotated Translation</text:span><text:span text:style-name="T39">, </text:span><text:span text:style-name="T40">433</text:span><text:span text:style-name="T39">-</text:span><text:span text:style-name="T40">437</text:span><text:span text:style-name="T38">.</text:span><text:span text:style-name="T39"> California: University of Southern California, 19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text:p>
      </style:header>
      <style:header-left>
        <text:p text:style-name="MP2">3</text:p>
      </style:header-left>
      <style:header-first>
        <text:p text:style-name="MP2">1</text:p>
      </style:header-first>
    </style:master-page>
    <style:master-page style:name="Footnote" style:page-layout-name="Mpm2">
      <style:header>
        <text:p text:style-name="Header"/>
      </style:header>
    </style:master-page>
    <style:master-page style:name="Endnote" style:page-layout-name="Mpm2">
      <style:header>
        <text:p text:style-name="Header"/>
      </style:header>
    </style:master-page>
    <style:master-page style:name="First_20_Page" style:display-name="First Page" style:page-layout-name="Mpm3" style:next-style-name="Standard">
      <style:header>
        <text:p text:style-name="MP3"><text:bookmark text:name="PageNumWizard_HEADER_First Page1"/></text:p>
      </style:header>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4:07:31.065241942</meta:creation-date>
    <dc:date>2025-02-06T23:02:24.816025581</dc:date>
    <meta:editing-duration>P1DT2M56S</meta:editing-duration>
    <meta:editing-cycles>14</meta:editing-cycles>
    <meta:generator>LibreOffice/24.8.4.2$MacOSX_AARCH64 LibreOffice_project/bb3cfa12c7b1bf994ecc5649a80400d06cd71002</meta:generator>
    <meta:print-date>2025-02-06T23:02:41.432081372</meta:print-date>
    <meta:printed-by>PDF files</meta:printed-by>
    <meta:document-statistic meta:table-count="0" meta:image-count="0" meta:object-count="0" meta:page-count="4" meta:paragraph-count="19" meta:word-count="696" meta:character-count="4363" meta:non-whitespace-character-count="3672"/>
  </office:meta>
</office:document-meta>
</file>